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c37" officeooo:paragraph-rsid="00022c37"/>
    </style:style>
    <style:style style:name="P2" style:family="paragraph" style:parent-style-name="Standard">
      <style:text-properties officeooo:rsid="0002ed22" officeooo:paragraph-rsid="0002ed22"/>
    </style:style>
    <style:style style:name="T1" style:family="text">
      <style:text-properties officeooo:rsid="0002ed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alu Release [For DAS] new version setup QC</text:p>
      <text:p text:style-name="P1"/>
      <text:p text:style-name="P1">QC app - <text:s/>copy the tomcat with new name</text:p>
      <text:p text:style-name="P1">goto new tomcat</text:p>
      <text:p text:style-name="P1">goto logs-clean up all logs except catalina.out</text:p>
      <text:p text:style-name="P1">cat /dev/null &gt; catlina.out <text:s/>to empty logs</text:p>
      <text:p text:style-name="P1">goto webapps folder and remove all</text:p>
      <text:p text:style-name="P1">vim <text:s/>/bin/setenv.sh</text:p>
      <text:p text:style-name="P1">change gc log location to new tomcat</text:p>
      <text:p text:style-name="P1">vim /conf/server.xml</text:p>
      <text:p text:style-name="P1">check the sheet(makalu doc QC port)</text:p>
      <text:p text:style-name="P1">use port config from any of the old tomcat [unused tomcat]</text:p>
      <text:p text:style-name="P1">goto /etc/init.d/</text:p>
      <text:p text:style-name="P1">look for tomcat start/stop script</text:p>
      <text:p text:style-name="P1">copy and edit</text:p>
      <text:p text:style-name="P1">change the tomcat_home location in start/stop script</text:p>
      <text:p text:style-name="P1">goto tomcat location </text:p>
      <text:p text:style-name="P1">change the ownershpi of new created tomcat to “tomcat”.</text:p>
      <text:p text:style-name="P1">- chown -R tomcat:tomca<text:span text:style-name="T1">t</text:span>/</text:p>
      <text:p text:style-name="P1">check the config in DAS- if not correct inform developer</text:p>
      <text:p text:style-name="P1">update port description sheet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9-07T10:58:33.253302029</meta:creation-date>
    <dc:date>2015-09-07T13:37:25.180335716</dc:date>
    <dc:creator>Sajan Shakya</dc:creator>
    <meta:editing-duration>PT2H30M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115" meta:character-count="691" meta:non-whitespace-character-count="592"/>
  </office:meta>
</office:document-meta>
</file>